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124C11D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standard">
      <style:graphic-properties svg:stroke-width="0.053cm" svg:stroke-color="#d62e4e" draw:marker-start-width="0.279cm" draw:marker-end-width="0.279cm" draw:fill="none" loext:fill-use-slide-background="false" draw:textarea-horizontal-align="justify" draw:textarea-vertical-align="middle" draw:auto-grow-height="false" fo:min-height="4.143cm" fo:min-width="8.02cm" fo:padding-top="0.151cm" fo:padding-bottom="0.151cm" fo:padding-left="0.276cm" fo:padding-right="0.276cm" loext:decorative="false"/>
    </style:style>
    <style:style style:name="gr3" style:family="graphic" style:parent-style-name="standard">
      <style:graphic-properties svg:stroke-width="0.035cm" svg:stroke-color="#d62e4e" draw:marker-start="Arrowheads_20_3" draw:marker-start-width="0.352cm" draw:marker-end="Circle" draw:marker-end-width="0.352cm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53cm" svg:stroke-color="#d62e4e" draw:marker-start-width="0.279cm" draw:marker-end-width="0.279cm" draw:fill="none" loext:fill-use-slide-background="false" draw:textarea-horizontal-align="justify" draw:textarea-vertical-align="middle" draw:auto-grow-height="false" fo:min-height="1.655cm" fo:min-width="8.073cm" fo:padding-top="0.151cm" fo:padding-bottom="0.151cm" fo:padding-left="0.276cm" fo:padding-right="0.276cm" loext:decorative="false"/>
    </style:style>
    <style:style style:name="gr5" style:family="graphic" style:parent-style-name="standard">
      <style:graphic-properties svg:stroke-color="#d62e4e" draw:marker-start="Arrowheads_20_3" draw:marker-start-width="0.3cm" draw:marker-end="Circle" draw:marker-end-width="0.3cm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  <style:text-properties fo:color="#d62e4e" loext:opacity="100%"/>
    </style:style>
    <style:style style:name="P2" style:family="paragraph">
      <style:paragraph-properties fo:text-align="start"/>
      <style:text-properties fo:color="#d62e4e" loext:opacity="100%" style:text-position="0% 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color="#d62e4e" loext:opacity="100%"/>
    </style:style>
    <style:style style:name="T1" style:family="text">
      <style:text-properties fo:color="#d62e4e" loext:opacity="100%" fo:font-size="11pt" style:font-size-asian="11pt" style:font-size-complex="11pt"/>
    </style:style>
    <style:style style:name="T2" style:family="text">
      <style:text-properties fo:color="#d62e4e" loext:opacity="100%" fo:font-size="9pt" style:font-size-asian="9pt" style:font-size-complex="9pt"/>
    </style:style>
    <style:style style:name="T3" style:family="text">
      <style:text-properties fo:color="#d62e4e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953cm" svg:height="10.66cm" svg:x="3.002cm" svg:y="6.397cm">
          <draw:image xlink:href="Pictures/100000010000078000000438124C11D9.png" xlink:type="simple" xlink:show="embed" xlink:actuate="onLoad" draw:mime-type="image/png">
            <text:p text:style-name="P1"><text:span text:style-name="T1">Python Script</text:span></text:p>
          </draw:image>
        </draw:frame>
        <draw:custom-shape draw:style-name="gr2" draw:text-style-name="P3" draw:layer="layout" svg:width="8.572cm" svg:height="4.445cm" svg:x="7.985cm" svg:y="6.71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572cm" svg:y1="11.16cm" svg:x2="9.572cm" svg:y2="12.112cm">
          <text:p/>
        </draw:line>
        <draw:custom-shape draw:style-name="gr4" draw:text-style-name="P3" draw:layer="layout" svg:width="8.573cm" svg:height="1.905cm" svg:x="3.857cm" svg:y="14.017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.43cm" svg:y1="14.652cm" svg:x2="13.7cm" svg:y2="14.652cm">
          <text:p/>
        </draw:line>
        <draw:frame draw:style-name="gr6" draw:text-style-name="P5" draw:layer="layout" svg:width="3.979cm" svg:height="0.607cm" svg:x="14.017cm" svg:y="14.335cm">
          <draw:text-box>
            <text:p><text:span text:style-name="T2">Result of code execution</text:span></text:p>
          </draw:text-box>
        </draw:frame>
        <draw:line draw:style-name="gr5" draw:text-style-name="P4" draw:layer="layout" svg:x1="17.827cm" svg:y1="6.715cm" svg:x2="17.827cm" svg:y2="7.985cm">
          <text:p/>
        </draw:line>
        <draw:frame draw:style-name="gr6" draw:text-style-name="P5" draw:layer="layout" svg:width="1.921cm" svg:height="0.569cm" svg:x="16.875cm" svg:y="8.302cm">
          <draw:text-box>
            <text:p><text:span text:style-name="T3">Run Butt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826 1131 754" svg:d="M566 826l-566 754 114-85 136-68 148-46 161-17 161 13 153 46 140 68 118 89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20:32:48.126724839</meta:creation-date>
    <dc:date>2025-04-20T20:54:38.015825178</dc:date>
    <meta:editing-duration>PT8S</meta:editing-duration>
    <meta:editing-cycles>1</meta:editing-cycles>
    <meta:document-statistic meta:object-count="8"/>
    <meta:generator>LibreOffice/24.8.6.2$Linux_X86_64 LibreOffice_project/d50be90c1d90f0f90a5235ffcbbafbbfa38a83c2</meta:generator>
  </office:meta>
</office:document-meta>
</file>